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.655cm" fo:min-width="4.326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15.117cm" fo:min-width="9.78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2.417cm" fo:min-width="4.199cm"/>
    </style:style>
    <style:style style:name="gr6" style:family="graphic" style:parent-style-name="standard">
      <style:graphic-properties draw:textarea-horizontal-align="justify" draw:textarea-vertical-align="middle" draw:auto-grow-height="false" fo:min-height="2.925cm" fo:min-width="4.199cm"/>
    </style:style>
    <style:style style:name="gr7" style:family="graphic" style:parent-style-name="objectwithoutfill">
      <style:graphic-properties draw:stroke="dash" draw:stroke-dash="Fine_20_Dashed" draw:marker-start="Arrow"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2.036cm" fo:min-width="3.945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26cm" svg:height="1.905cm" svg:x="1.762cm" svg:y="1.635cm">
          <text:p text:style-name="P1">holdingsitem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26cm" svg:height="1.905cm" svg:x="1.762cm" svg:y="4.302cm">
          <text:p text:style-name="P1">corepo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0.287cm" svg:height="15.367cm" svg:x="9.89cm" svg:y="1.254cm">
          <text:p text:style-name="P1"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.223cm" svg:y1="2.524cm" svg:x2="9.763cm" svg:y2="3.794cm">
          <text:p/>
        </draw:line>
        <draw:line draw:style-name="gr3" draw:text-style-name="P4" draw:layer="layout" svg:x1="7.35cm" svg:y1="5.445cm" svg:x2="9.763cm" svg:y2="4.302cm">
          <text:p/>
        </draw:line>
        <draw:frame draw:style-name="gr4" draw:text-style-name="P5" draw:layer="layout" svg:width="6.137cm" svg:height="0.962cm" svg:x="11.922cm" svg:y="1.562cm">
          <draw:text-box>
            <text:p>solr-document-store</text:p>
          </draw:text-box>
        </draw:frame>
        <draw:custom-shape draw:style-name="gr5" draw:text-style-name="P1" draw:layer="layout" svg:width="4.699cm" svg:height="2.667cm" svg:x="10.652cm" svg:y="2.905cm">
          <text:p text:style-name="P1">payara</text:p>
          <text:p text:style-name="P1">JavaEE </text:p>
          <text:p text:style-name="P1">contain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699cm" svg:height="3.175cm" svg:x="12.557cm" svg:y="7.35cm">
          <text:p text:style-name="P1">postgresql</text:p>
          <text:p text:style-name="P1">Database + </text:p>
          <text:p text:style-name="P1">Update kø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826cm" svg:height="1.905cm" svg:x="2.397cm" svg:y="15.224cm">
          <text:p text:style-name="P1">Open-agency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5.699cm" svg:y1="14.716cm" svg:x2="9.636cm" svg:y2="12.049cm">
          <text:p text:style-name="P1">Agency info</text:p>
          <text:p text:style-name="P1"/>
        </draw:line>
        <draw:g>
          <draw:custom-shape draw:style-name="gr1" draw:text-style-name="P2" draw:layer="layout" svg:width="4.826cm" svg:height="1.905cm" svg:x="23.352cm" svg:y="3.79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826cm" svg:height="1.905cm" svg:x="23.098cm" svg:y="4.04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" draw:text-style-name="P2" draw:layer="layout" svg:width="4.826cm" svg:height="1.905cm" svg:x="22.844cm" svg:y="4.302cm">
            <text:p text:style-name="P1">UIs</text:p>
            <draw:enhanced-geometry svg:viewBox="0 0 21600 21600" draw:type="rectangle" draw:enhanced-path="M 0 0 L 21600 0 21600 21600 0 21600 0 0 Z N"/>
          </draw:custom-shape>
        </draw:g>
        <draw:line draw:style-name="gr7" draw:text-style-name="P4" draw:layer="layout" svg:x1="23.479cm" svg:y1="13.065cm" svg:x2="26.273cm" svg:y2="6.461cm">
          <text:p text:style-name="P1">REST </text:p>
          <text:p text:style-name="P1">service request</text:p>
        </draw:line>
        <draw:custom-shape draw:style-name="gr1" draw:text-style-name="P2" draw:layer="layout" svg:width="4.826cm" svg:height="1.905cm" svg:x="22.463cm" svg:y="13.192cm">
          <text:p text:style-name="P1">SOLR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7.223cm" svg:y1="2.524cm" svg:x2="9.763cm" svg:y2="3.794cm">
          <text:p/>
        </draw:line>
        <draw:line draw:style-name="gr3" draw:text-style-name="P4" draw:layer="layout" svg:x1="20.304cm" svg:y1="14.081cm" svg:x2="22.336cm" svg:y2="14.081cm">
          <text:p/>
        </draw:line>
        <draw:g>
          <draw:custom-shape draw:style-name="gr8" draw:text-style-name="P1" draw:layer="layout" svg:width="4.445cm" svg:height="2.286cm" svg:x="15.351cm" svg:y="12.68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4.445cm" svg:height="2.286cm" svg:x="15.097cm" svg:y="12.938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4.445cm" svg:height="2.286cm" svg:x="14.843cm" svg:y="13.192cm">
            <text:p text:style-name="P1">Docstore </text:p>
            <text:p text:style-name="P1">worker</text:p>
            <draw:enhanced-geometry svg:viewBox="0 0 21600 21600" draw:type="rectangle" draw:enhanced-path="M 0 0 L 21600 0 21600 21600 0 21600 0 0 Z N"/>
          </draw:custom-shape>
        </draw:g>
        <draw:line draw:style-name="gr3" draw:text-style-name="P4" draw:layer="layout" svg:x1="14.335cm" svg:y1="10.752cm" svg:x2="16.113cm" svg:y2="12.403cm">
          <text:p/>
        </draw:line>
        <draw:line draw:style-name="gr3" draw:text-style-name="P4" draw:layer="layout" svg:x1="11.795cm" svg:y1="5.572cm" svg:x2="13.573cm" svg:y2="7.2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6T10:55:43.414645288</meta:creation-date>
    <dc:date>2018-01-16T11:53:47.949470828</dc:date>
    <meta:editing-duration>PT6M49S</meta:editing-duration>
    <meta:editing-cycles>1</meta:editing-cycles>
    <meta:document-statistic meta:object-count="24"/>
    <meta:generator>LibreOffice/5.1.6.2$Linux_X86_64 LibreOffice_project/10m0$Build-2</meta:generator>
  </office:meta>
</office:document-meta>
</file>